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i, and welcome to the applied machine learning component of the University of Michigan's online course in Applied Data Science. My name is Kevin Collins-Thompson and I'm an Associate Professor of Information and Computer Science at the University of Michigan. I'll be your instructor for this part of the course. I have about 20 years of research and development experience in applying machine learning to a wide variety of problems in both academia and industry, everything from language tutoring software to commercial search engines. This is an incredibly exciting time to be involved in machine learning, and I hope this part of the course inspires you to look more deeply into this fascinating world.</text:p>
      <text:p text:style-name="Standard">Play video starting at ::48 and follow transcript0:48</text:p>
      <text:p text:style-name="Standard">This week, you'll learn what machine learning is and why it's important to data science, how machine learning is applied to key problems in our information economy, and how to set up your first machine learning application in Python.</text:p>
      <text:p text:style-name="Standard">Play video starting at :1:2 and follow transcript1:02</text:p>
      <text:p text:style-name="Standard">So what defines the field of machine learning?</text:p>
      <text:p text:style-name="Standard">Play video starting at :1:6 and follow transcript1:06</text:p>
      <text:p text:style-name="Standard">In a lot of cases when a computing problem needs to be solved, for example, storing and retrieving data from a database, the way we often address it is to write a program that manually specifies a series of programming steps that need to be run to solve that particular problem.</text:p>
      <text:p text:style-name="Standard">Play video starting at :1:23 and follow transcript1:23</text:p>
      <text:p text:style-name="Standard">This works great for the vast number of computer science problems that are out there. However, not all problems lend themselves to being solved effectively by writing a handcrafted program or set of rules.</text:p>
      <text:p text:style-name="Standard">Play video starting at :1:36 and follow transcript1:36</text:p>
      <text:p text:style-name="Standard">For example, how would you write down a set of rules in a programming language for accurately converting human speech to text? A process known as speech recognition which is now available on millions of smart phones or used in customer support systems all over the world.</text:p>
      <text:p text:style-name="Standard">Play video starting at :1:53 and follow transcript1:53</text:p>
      <text:p text:style-name="Standard">Given how a subtle and complex human speech is with the huge variety of different pronunciations, vocabulary, accents, and so forth.</text:p>
      <text:p text:style-name="Standard">Play video starting at :2:3 and follow transcript2:03</text:p>
      <text:p text:style-name="Standard">Writing a set of program rules by hand that could recognize portions of an audio signal and decide which words were in the signal and so forth would be a gargantuan task.</text:p>
      <text:p text:style-name="Standard">Play video starting at :2:14 and follow transcript2:14</text:p>
      <text:p text:style-name="Standard">And even then, it would still likely be inflexible and not very robust at recognizing different types of speech.</text:p>
      <text:p text:style-name="Standard">Play video starting at :2:23 and follow transcript2:23</text:p>
      <text:p text:style-name="Standard">Moreover, if we needed to customize the system so it could recognize new words or other features that we hadn't encoded in our existing rules, we'd have to write a whole new set of rules, which would be a prohibitively difficult task.</text:p>
      <text:p text:style-name="Standard">Play video starting at :2:37 and follow transcript2:37</text:p>
      <text:p text:style-name="Standard">Machine Learning, on the other hand, gives us the technology that allows us to automatically learn these complex rules efficiently from labelled examples, called, training data, in a way that is much more accurate and flexible than attempting to program all the rules by hand.</text:p>
      <text:p text:style-name="Standard">Play video starting at :2:54 and follow transcript2:54</text:p>
      <text:p text:style-name="Standard">Moreover, since it's unlikely any future examples we see would match exactly what was in the training set, a primary goal of effective machine learning algorithms is to be able to generalize, to correctly predict or recognize new objects that weren't seen during training.</text:p>
      <text:p text:style-name="Standard">Play video starting at :3:11 and follow transcript3:11</text:p>
      <text:p text:style-name="Standard">So the basic problem of machine learning is to explore how computers can program themselves to perform a task, and to improve their performance automatically as they gain more experience.</text:p>
      <text:p text:style-name="Standard">Play video starting at :3:21 and follow transcript3:21</text:p>
      <text:p text:style-name="Standard"><text:soft-page-break/>Now this experience can take the form of data in a lot of different formats or situations, such as labeled examples that are used to train the system's initial structure, like in email spam detection. A system could get feedback from the user. For example, a search engine gets clicks on the search page or a system could get data from the surrounding environment that's gathered over time. For example, self-driving cars that can detect nearby objects and events and learn to move more reliably.</text:p>
      <text:p text:style-name="Standard">Play video starting at :3:50 and follow transcript3:50</text:p>
      <text:p text:style-name="Standard">To accomplish this goal effectively and efficiently, Machine Learning draws heavily on statistics and computer science. The statistical methods give machine learning algorithms ways to infer conclusions from data and to learn from data and also to estimate how reliable those conclusions are. Computer science methods, on the other hand, give machine learning algorithms the computing power to solve problems, including effective large scale computational architectures and algorithm for capturing, manipulating, indexing, combining and performing predictions with data. Think about how quickly a commercial search engine can match your query against billions of web pages and almost instantly return a set of useful results. That's an ideal illustration of the power of combining statistical methods with computer science. There are also growing connections between machine learning and other fields, those that are really fascinating. For example the problem of how someone, or an individual or a system can optimize their performance in a given environment is also shared some what research that people have done in biology on how organism forage for food.</text:p>
      <text:p text:style-name="Standard">Play video starting at :5:4 and follow transcript5:04</text:p>
      <text:p text:style-name="Standard">It also connects to research in economics in how optimal pricing and market structures can be computed.</text:p>
      <text:p text:style-name="Standard">Play video starting at :5:11 and follow transcript5:11</text:p>
      <text:p text:style-name="Standard">Even psychology, especially psychology where we have models and factors of human learning, and are using those to influence the design in machine learning techniques. So this evolving field of machine learning really brings together insights across multiple scientific fields, and that's one of the things I find so fascinating about it.</text:p>
      <text:p text:style-name="Standard">Play video starting at :5:32 and follow transcript5:32</text:p>
      <text:p text:style-name="Standard">Machine Learning algorithms are now involved in more and more aspects of everyday life from what you read and watch, to how you shop, to who you meet and how you travel.</text:p>
      <text:p text:style-name="Standard">Play video starting at :5:42 and follow transcript5:42</text:p>
      <text:p text:style-name="Standard">And here just a few examples, for example, fraud detection.</text:p>
      <text:p text:style-name="Standard">Play video starting at :5:46 and follow transcript5:46</text:p>
      <text:p text:style-name="Standard">Every time you buy something using a credit card, machine learning algorithms immediately check your purchase to verify whether or not this might be a fraudulent transaction. To do this, these algorithms look at features of the current transaction that you have just made, such as time location, and amount. They make a prediction of whether it's fraudulent or not based on whether that purchase is consistent with the features of your previous purchases. The system also records any user feedback on whether the transaction was in fact fraudulent.</text:p>
      <text:p text:style-name="Standard">Play video starting at :6:17 and follow transcript6:17</text:p>
      <text:p text:style-name="Standard">And it uses that feedback to make better predictions in the future.</text:p>
      <text:p text:style-name="Standard">Play video starting at :6:22 and follow transcript6:22</text:p>
      <text:p text:style-name="Standard">Search and recommendation systems are also a huge area of application for machine learning. And in fact, those machine learning algorithms are at the heart of how commercial search engines work, starting with the moment you begin typing in a query.</text:p>
      <text:p text:style-name="Standard">Play video starting at :6:37 and follow transcript6:37</text:p>
      <text:p text:style-name="Standard">So one algorithm might monitor your keystrokes to predict the best queries to auto complete while you're typing. And then once you've finished your query, some other machine learning algorithms will be applied to determine the selection and ranking of the webpages that you see for that query.</text:p>
      <text:p text:style-name="Standard">Play video starting at :6:51 and follow transcript6:51</text:p>
      <text:p text:style-name="Standard">Still other machine learning algorithms will determine which ads if any, you see on the page, which related queries the system suggests for you and so forth.</text:p>
      <text:p text:style-name="Standard"><text:soft-page-break/>Play video starting at :7:1 and follow transcript7:01</text:p>
      <text:p text:style-name="Standard">In addition, search engines typically use data about how you interact with the search site, such as which pages you click, how long you read the pages to improve their future effectiveness.</text:p>
      <text:p text:style-name="Standard">Play video starting at :7:15 and follow transcript7:15</text:p>
      <text:p text:style-name="Standard">In a similar way, movie recommendation sites use machine learning algorithms to model what you liked in your past reviews based on your past reviews. And your interaction patterns with the site and how your preferences relate to those of other users. And it uses this data to learn a model for your personal taste</text:p>
      <text:p text:style-name="Standard">Play video starting at :7:34 and follow transcript7:34</text:p>
      <text:p text:style-name="Standard">to hopefully give you better choices that keep you more engaged with the site or that lead you to make more movie purchases over time. And then finally a third example area that's really seen a significant improvement in the past several years in terms of recognition quality, speech and image recognition. So although researchers have been working on speech and image recognition for decades, recently the development of increased computing power,</text:p>
      <text:p text:style-name="Standard">Play video starting at :8:2 and follow transcript8:02</text:p>
      <text:p text:style-name="Standard">better algorithms including the use of deep learning. And vastly increased volumes of data have all led to a significant jump in accuracy and flexibility of recognition algorithms in the last five years or so.</text:p>
      <text:p text:style-name="Standard">Play video starting at :8:14 and follow transcript8:14</text:p>
      <text:p text:style-name="Standard">Now recognition technology is reliable enough and fast enough that it's used as an essential feature of smartphones and home devices that can act on spoken commands or questions.</text:p>
      <text:p text:style-name="Standard">Play video starting at :8:26 and follow transcript8:26</text:p>
      <text:p text:style-name="Standard">Computer vision and image recognition can now give increasingly accurate identification of objects and actions in images or video.</text:p>
      <text:p text:style-name="Standard">Play video starting at :8:34 and follow transcript8:34</text:p>
      <text:p text:style-name="Standard">Even for a while now, over 85% of handwritten mail is sorted automatically with very high accuracy by the United States Postal Service. There are very exciting advances in the medical domain, where image recognition algorithms are being developed to classify cancer cells as malignant or benign, estimate the best course of personalized treatment or to find hard to detect tumors in medical images. And of course, self-driving, or autonomous vehicles make extensive use of real time image recognition and video processing, as well as other technologies, such as reinforcement learning.</text:p>
      <text:p text:style-name="Standard">Play video starting at :9:11 and follow transcript9:11</text:p>
      <text:p text:style-name="Standard">Now these examples only scratch the surface of how machine learning is being applied in today's society. And, we'll encounter and work with some other examples during the progression of this course.</text:p>
      <text:p text:style-name="Standard">Play video starting at :9:23 and follow transcript9:23</text:p>
      <text:p text:style-name="Standard">The name of this course module is actually Applied Machine Learning. So, what does Applied part mean?</text:p>
      <text:p text:style-name="Standard">Play video starting at :9:29 and follow transcript9:29</text:p>
      <text:p text:style-name="Standard">When we designed this data science series, we felt there was a need for a course that focused more on how to properly apply and interpret the results from machine learning algorithms at a high level and less on the technical details of exactly how these algorithms work internally.</text:p>
      <text:p text:style-name="Standard">Play video starting at :9:44 and follow transcript9:44</text:p>
      <text:p text:style-name="Standard">There are a number of excellent existing core machine learning courses that already provide that deeper level of technical detail. And that detailed knowledge isn't always necessary to work with machine learning algorithms, and to use them for specific applications. In fact, there is a very exciting trend happening where ready to use machine learning algorithms for speech recognition, language translation, text classifications and many other tasks, are now being offered as web based services on cloud computing platforms. Greatly increasing the audience of developers that are able to use them and making it easier than ever to put together solutions that apply machine learning at a high level.</text:p>
      <text:p text:style-name="Standard"><text:soft-page-break/>Play video starting at :10:27 and follow transcript10:27</text:p>
      <text:p text:style-name="Standard">The following book, Introduction to Machine Learning with Python, is not required to complete the course, but we recommend it as an additional resource that may be useful to you as you progress and for later reference. Like this course, the book focuses on the practical details of building your own solutions to machine learning tasks using Scikit-learn in Python. It provides further background on machine learning concepts, more depth on specific topics covered in this course, as well as a number of additional topics and some additional coding examples.</text:p>
      <text:p text:style-name="Standard"/>
      <text:p text:style-name="Standard">Machine learning tasks, including the ones I've described as examples. </text:p>
      <text:p text:style-name="Standard">Credit card fraud detection, movie recommendations, speech recognition, and </text:p>
      <text:p text:style-name="Standard">so on. </text:p>
      <text:p text:style-name="Standard">Can be categorized into two main types. </text:p>
      <text:p text:style-name="Standard">The first type is known as supervised learning. </text:p>
      <text:p text:style-name="Standard">And here our goal is to predict some output variable that's associated with </text:p>
      <text:p text:style-name="Standard">each input item.</text:p>
      <text:p text:style-name="Standard"><text:bookmark text:name="button-label-8"/>Play video starting at ::33 and follow transcript0:33</text:p>
      <text:p text:style-name="Standard">So if the output is a category a finite number of possibilities such as </text:p>
      <text:p text:style-name="Standard">a fraudulent or not fraudulent prediction for a credit card transaction. </text:p>
      <text:p text:style-name="Standard">Or maybe it's the English word associated with an audio signal for </text:p>
      <text:p text:style-name="Standard">speech recognition. </text:p>
      <text:p text:style-name="Standard">We call this a classification problem within supervised learning, and </text:p>
      <text:p text:style-name="Standard">the function that we learn is called the classifier.</text:p>
      <text:p text:style-name="Standard"><text:bookmark text:name="button-label-14"/>Play video starting at ::54 and follow transcript0:54</text:p>
      <text:p text:style-name="Standard">If the output variable we want to predict is not a category, but </text:p>
      <text:p text:style-name="Standard">a real valued number like the amount of time in seconds it would </text:p>
      <text:p text:style-name="Standard">likely take a car to accelerate from 0 to 100 kilometers per hour. </text:p>
      <text:p text:style-name="Standard">We call that regression problem. </text:p>
      <text:p text:style-name="Standard">And we're learning something called a regression function. </text:p>
      <text:p text:style-name="Standard">More formally we typically denote a table of data items </text:p>
      <text:p text:style-name="Standard">using capital letter X and there's one data item per row. </text:p>
      <text:p text:style-name="Standard">And the labels that we associate with each item are stored in the variable y. </text:p>
      <text:p text:style-name="Standard">And our goal is to learn some function that maps data item in X to a label in Y.</text:p>
      <text:p text:style-name="Standard"><text:bookmark text:name="button-label-23"/>Play video starting at :1:36 and follow transcript1:36</text:p>
      <text:p text:style-name="Standard">And to do this, the system's given a set of label training examples, </text:p>
      <text:p text:style-name="Standard">of inputs X sub i and outputs Y sub i. </text:p>
      <text:p text:style-name="Standard">And this set of label training examples is what's used to </text:p>
      <text:p text:style-name="Standard">identify the function that best maps the input to the desired output.</text:p>
      <text:p text:style-name="Standard"><text:bookmark text:name="button-label-27"/>Play video starting at :1:55 and follow transcript1:55</text:p>
      <text:p text:style-name="Standard">For example, if the supervised learning problem is image recognition. </text:p>
      <text:p text:style-name="Standard">This involves building a classifier where the input X sub </text:p>
      <text:p text:style-name="Standard">i could be a set of pixels that describe a single image. </text:p>
      <text:p text:style-name="Standard">And the desired label Y sub i might be the label of the object in the image. </text:p>
      <text:p text:style-name="Standard">Now there're many algorithms that scientists have developed </text:p>
      <text:p text:style-name="Standard">that can do supervise learning. </text:p>
      <text:p text:style-name="Standard">That could be used to estimate this function F from the training data, </text:p>
      <text:p text:style-name="Standard">and we'll cover a number of those algorithms in the course.</text:p>
      <text:p text:style-name="Standard"><text:bookmark text:name="button-label-35"/>Play video starting at :2:31 and follow transcript2:31</text:p>
      <text:p text:style-name="Standard">Supervised learning needs to have this training set with labeled </text:p>
      <text:p text:style-name="Standard">objects in order to make its predictions.</text:p>
      <text:p text:style-name="Standard"><text:bookmark text:name="button-label-37"/>Play video starting at :2:38 and follow transcript2:38</text:p>
      <text:p text:style-name="Standard">But if the whole point is to predict these labels, </text:p>
      <text:p text:style-name="Standard">where does this initial set of label items come from?</text:p>
      <text:p text:style-name="Standard"><text:bookmark text:name="button-label-39"/><text:soft-page-break/>Play video starting at :2:44 and follow transcript2:44</text:p>
      <text:p text:style-name="Standard">The answer is that the training labels are typically provided by human judges.</text:p>
      <text:p text:style-name="Standard"><text:bookmark text:name="button-label-40"/>Play video starting at :2:50 and follow transcript2:50</text:p>
      <text:p text:style-name="Standard">Now obtaining labels for some problems can be easy or </text:p>
      <text:p text:style-name="Standard">difficult, depending on how much labeled data is needed. </text:p>
      <text:p text:style-name="Standard">The level of human expertise or </text:p>
      <text:p text:style-name="Standard">expert knowledge that is needed to provide an accurate label. </text:p>
      <text:p text:style-name="Standard">And the complexity of the labeling task among other factors. </text:p>
      <text:p text:style-name="Standard">Now, the use of crowdsourcing platforms, </text:p>
      <text:p text:style-name="Standard">like Amazon's Mechanical Turk, or Crowd Flower or others. </text:p>
      <text:p text:style-name="Standard">Have been a significant source of explicitly provided labels from human </text:p>
      <text:p text:style-name="Standard">workers where customers with machine learning tasks that need labeling can </text:p>
      <text:p text:style-name="Standard">connect with groups of workers that can provide labels using human intelligence.</text:p>
      <text:p text:style-name="Standard"><text:bookmark text:name="button-label-50"/>Play video starting at :3:31 and follow transcript3:31</text:p>
      <text:p text:style-name="Standard">So those are more explicitly obtained labels. </text:p>
      <text:p text:style-name="Standard">We can also obtain implicit labels. </text:p>
      <text:p text:style-name="Standard">So, for example, if a search engine detects a user clicking on a result link </text:p>
      <text:p text:style-name="Standard">and then sees no more activity for another minute or </text:p>
      <text:p text:style-name="Standard">two before the user comes back to the search engine. </text:p>
      <text:p text:style-name="Standard">The system might use that activity as a kind of an implicit label for that page. </text:p>
      <text:p text:style-name="Standard">In other words, if the user took some time to visit the page, </text:p>
      <text:p text:style-name="Standard">it was more likely that that page was relevant to their query. </text:p>
      <text:p text:style-name="Standard">The second major class of machine learning algorithms is called </text:p>
      <text:p text:style-name="Standard">unsupervised learning. </text:p>
      <text:p text:style-name="Standard">In many cases we only have input data, we don't have any labels to go with the data. </text:p>
      <text:p text:style-name="Standard">And in those cases the problems we can solve involve taking the input data and </text:p>
      <text:p text:style-name="Standard">trying to find some kind of useful structure in it.</text:p>
      <text:p text:style-name="Standard"><text:bookmark text:name="button-label-63"/>Play video starting at :4:22 and follow transcript4:22</text:p>
      <text:p text:style-name="Standard">Now what do I mean by structure? </text:p>
      <text:p text:style-name="Standard">Well typically this means finding interesting clusters or </text:p>
      <text:p text:style-name="Standard">groups within the data. </text:p>
      <text:p text:style-name="Standard">So once we can discover this structure in the form of clusters, </text:p>
      <text:p text:style-name="Standard">groups or other interesting subsets. </text:p>
      <text:p text:style-name="Standard">The structure can be used for tasks like </text:p>
      <text:p text:style-name="Standard">producing a useful summary of the input data maybe visualizing the structure. </text:p>
      <text:p text:style-name="Standard">For example, if you run an e-commerce site that sells products to customers. </text:p>
      <text:p text:style-name="Standard">Let's suppose you've got many thousands or even millions of customers. </text:p>
      <text:p text:style-name="Standard">You might want to know if you can categorize or </text:p>
      <text:p text:style-name="Standard">group the customers into different types. </text:p>
      <text:p text:style-name="Standard">For example, there might be power users who use more advance features of the site. </text:p>
      <text:p text:style-name="Standard">There might be quick browser-type users who only look for </text:p>
      <text:p text:style-name="Standard">a cheap discount and stay for very little time on the side itself. </text:p>
      <text:p text:style-name="Standard">There could be sort of careful researcher type users who spend a lot of </text:p>
      <text:p text:style-name="Standard">time comparing different items. </text:p>
      <text:p text:style-name="Standard">And if you could take your data of how people interact with the site and </text:p>
      <text:p text:style-name="Standard">use unsupervised learning to discover these different groups.</text:p>
      <text:p text:style-name="Standard"><text:bookmark text:name="button-label-81"/>Play video starting at :5:27 and follow transcript5:27</text:p>
      <text:p text:style-name="Standard">You can imagine then maybe tailing your site's offerings to each group so </text:p>
      <text:p text:style-name="Standard">that prove the chance that a user from that group would maybe purchase </text:p>
      <text:p text:style-name="Standard">a product or have a better experience using your site. </text:p>
      <text:p text:style-name="Standard">Now you don't know how many groups there are out there ahead of time or </text:p>
      <text:p text:style-name="Standard">even what they look like. </text:p>
      <text:p text:style-name="Standard"><text:soft-page-break/>And you don't have any label examples. </text:p>
      <text:p text:style-name="Standard">And so this is a classic example of an unsupervised learning problem.</text:p>
      <text:p text:style-name="Standard"><text:bookmark text:name="button-label-88"/>Play video starting at :5:53 and follow transcript5:53</text:p>
      <text:p text:style-name="Standard">Another type of unsupervised learning problem that </text:p>
      <text:p text:style-name="Standard">is very important is something like flagging abnormal access to a web server. </text:p>
      <text:p text:style-name="Standard">So for security reasons, you might want to be notified if a website user is </text:p>
      <text:p text:style-name="Standard">making requests that could be a cyber attack, </text:p>
      <text:p text:style-name="Standard">or is somehow very different from typical user behavior on your site.</text:p>
      <text:p text:style-name="Standard"><text:bookmark text:name="button-label-93"/>Play video starting at :6:14 and follow transcript6:14</text:p>
      <text:p text:style-name="Standard">Since there can be many different types of hacking or </text:p>
      <text:p text:style-name="Standard">intrusion attempts to break into the server or exploit in some way. </text:p>
      <text:p text:style-name="Standard">We don't have reliable training labels that we could use to train the classifier </text:p>
      <text:p text:style-name="Standard">using supervised learning. </text:p>
      <text:p text:style-name="Standard">Instead, we need unsupervised approach that allows us to </text:p>
      <text:p text:style-name="Standard">perform something called outlier detection. </text:p>
      <text:p text:style-name="Standard">That doesn't assume future attacks will be of the same form as previous attacks.</text:p>
      <text:p text:style-name="Standard"><text:bookmark text:name="button-label-100"/>Play video starting at :6:40 and follow transcript6:40</text:p>
      <text:p text:style-name="Standard">But that does assume features of attacks on the site will look different some how </text:p>
      <text:p text:style-name="Standard">than the average users behavior Okay, so </text:p>
      <text:p text:style-name="Standard">suppose you have a situation where you think machine learning might be </text:p>
      <text:p text:style-name="Standard">applicable, either using a supervised or an unsupervised approach. </text:p>
      <text:p text:style-name="Standard">How would you apply Machine Learning to solve your problem? </text:p>
      <text:p text:style-name="Standard">Well, there're three basic steps and </text:p>
      <text:p text:style-name="Standard">I'm going to use classification as my typical Machine Learning scenario. </text:p>
      <text:p text:style-name="Standard">So I'll often just use the term classifiers as an example of a machine </text:p>
      <text:p text:style-name="Standard">learning task.</text:p>
      <text:p text:style-name="Standard"><text:bookmark text:name="button-label-109"/>Play video starting at :7:14 and follow transcript7:14</text:p>
      <text:p text:style-name="Standard">But what I am about to describe applies to other forms of supervised learning, </text:p>
      <text:p text:style-name="Standard">like regression, that we'll cover later, or </text:p>
      <text:p text:style-name="Standard">unsupervised learning like clustering as well.</text:p>
      <text:p text:style-name="Standard"><text:bookmark text:name="button-label-112"/>Play video starting at :7:24 and follow transcript7:24</text:p>
      <text:p text:style-name="Standard">So the first step in solving a problem with machine </text:p>
      <text:p text:style-name="Standard">learning is you have to figure out how to represent the learning problem </text:p>
      <text:p text:style-name="Standard">in terms of something the computer can understand. </text:p>
      <text:p text:style-name="Standard">You need to be able to take your data or even formulate the description </text:p>
      <text:p text:style-name="Standard">of your object that you're interested in recognizing, </text:p>
      <text:p text:style-name="Standard">for example, in a way that you can use input to an algorithm.</text:p>
      <text:p text:style-name="Standard"><text:bookmark text:name="button-label-118"/>Play video starting at :7:46 and follow transcript7:46</text:p>
      <text:p text:style-name="Standard">And you also need to decide what type of learning algorithm to apply to this data.</text:p>
      <text:p text:style-name="Standard"><text:bookmark text:name="button-label-119"/>Play video starting at :7:51 and follow transcript7:51</text:p>
      <text:p text:style-name="Standard">For example, there're many different ways you could represent an image. </text:p>
      <text:p text:style-name="Standard">Typically, it's represented as an array of colored pixels.</text:p>
      <text:p text:style-name="Standard"><text:bookmark text:name="button-label-121"/>Play video starting at :7:59 and follow transcript7:59</text:p>
      <text:p text:style-name="Standard">There could also be metadata associated with the image. </text:p>
      <text:p text:style-name="Standard">You could think about how you might represent a credit card transaction if you </text:p>
      <text:p text:style-name="Standard">want to do fraud detection. </text:p>
      <text:p text:style-name="Standard">So that might be represented by the time, the place and amount of a transaction. </text:p>
      <text:p text:style-name="Standard">So you need some way, some representation of the data you have and </text:p>
      <text:p text:style-name="Standard">the choice of what kind of algorithm you want to apply to the data.</text:p>
      <text:p text:style-name="Standard"><text:bookmark text:name="button-label-127"/>Play video starting at :8:26 and follow transcript8:26</text:p>
      <text:p text:style-name="Standard">The second thing need to do is decide on an evaluation method that </text:p>
      <text:p text:style-name="Standard">provides some type of quality or accuracy score. </text:p>
      <text:p text:style-name="Standard"><text:soft-page-break/>For the predictions or the output that is coming out of the machine learning </text:p>
      <text:p text:style-name="Standard">algorithm typically I say classifier.</text:p>
      <text:p text:style-name="Standard"><text:bookmark text:name="button-label-131"/>Play video starting at :8:41 and follow transcript8:41</text:p>
      <text:p text:style-name="Standard">So if you have any violation method this allows you to access and </text:p>
      <text:p text:style-name="Standard">compare the effectiveness of different classifiers. </text:p>
      <text:p text:style-name="Standard">So you can tell what classifiers are doing well, which are the good ones, and </text:p>
      <text:p text:style-name="Standard">which are the bad ones for your particular problem.</text:p>
      <text:p text:style-name="Standard"><text:bookmark text:name="button-label-135"/>Play video starting at :8:56 and follow transcript8:56</text:p>
      <text:p text:style-name="Standard">For example, a good classifier will have high accuracy that will </text:p>
      <text:p text:style-name="Standard">make a prediction that matches the correct true label a high percentage of the time. </text:p>
      <text:p text:style-name="Standard">The third thing you need to do in applying machine learning to solve a problem is. </text:p>
      <text:p text:style-name="Standard">Once we've decided on how to represent the input data, </text:p>
      <text:p text:style-name="Standard">the type of classifier and the evaluation method. </text:p>
      <text:p text:style-name="Standard">We need to then search for </text:p>
      <text:p text:style-name="Standard">the optimal classifier that gives the best evaluation outcome for that problem. </text:p>
      <text:p text:style-name="Standard">And we'll go into all three of these areas in this course. </text:p>
      <text:p text:style-name="Standard">And then, we'll use Python in this course as well to solve some specific examples. </text:p>
      <text:p text:style-name="Standard">And we're about to see a concrete example of how we use machine learning at </text:p>
      <text:p text:style-name="Standard">libraries in Python to solve a classification problem. </text:p>
      <text:p text:style-name="Standard">So let's go through these three three steps in a little more detail now. </text:p>
      <text:p text:style-name="Standard">Let's first talk about what it means to convert the problem into a representation </text:p>
      <text:p text:style-name="Standard">that a computer can deal with. </text:p>
      <text:p text:style-name="Standard">This involves two things. </text:p>
      <text:p text:style-name="Standard">You need to convert each input object, which we often call a sample, </text:p>
      <text:p text:style-name="Standard">into a set of features that describe the object. </text:p>
      <text:p text:style-name="Standard">Second, we need to pick a learning model, </text:p>
      <text:p text:style-name="Standard">typically the type of classifier that you want the system to learn. </text:p>
      <text:p text:style-name="Standard">So let's look more closely at what we mean by a feature representation for an object.</text:p>
      <text:p text:style-name="Standard"><text:bookmark text:name="button-label-155"/>Play video starting at :10:21 and follow transcript10:21</text:p>
      <text:p text:style-name="Standard">Each data point in your dataset represents something, </text:p>
      <text:p text:style-name="Standard">some object or situation or event. </text:p>
      <text:p text:style-name="Standard">Some entity that's being represented by a list of properties.</text:p>
      <text:p text:style-name="Standard"><text:bookmark text:name="button-label-158"/>Play video starting at :10:34 and follow transcript10:34</text:p>
      <text:p text:style-name="Standard">For example, </text:p>
      <text:p text:style-name="Standard">an email might be represented as a list of words that are in the message. </text:p>
      <text:p text:style-name="Standard">A picture might be represented by a matrix of color values for </text:p>
      <text:p text:style-name="Standard">the pixels that make up an image.</text:p>
      <text:p text:style-name="Standard"><text:bookmark text:name="button-label-162"/>Play video starting at :10:45 and follow transcript10:45</text:p>
      <text:p text:style-name="Standard">A piece of fruit, like this apple could be represented by its color, </text:p>
      <text:p text:style-name="Standard">its shape, its texture, and so forth.</text:p>
      <text:p text:style-name="Standard"><text:bookmark text:name="button-label-164"/>Play video starting at :10:54 and follow transcript10:54</text:p>
      <text:p text:style-name="Standard">So, these attribute values for an object are called features. </text:p>
      <text:p text:style-name="Standard">You can think of the input data containing this feature representation, </text:p>
      <text:p text:style-name="Standard">as the input to your function.</text:p>
      <text:p text:style-name="Standard"><text:bookmark text:name="button-label-167"/>Play video starting at :11:6 and follow transcript11:06</text:p>
      <text:p text:style-name="Standard">You can visualize it easily as a table. </text:p>
      <text:p text:style-name="Standard">Where each row of the table represents a single data instance. </text:p>
      <text:p text:style-name="Standard">And where the columns of the table represent the features of the object.</text:p>
      <text:p text:style-name="Standard"><text:bookmark text:name="button-label-170"/>Play video starting at :11:20 and follow transcript11:20</text:p>
      <text:p text:style-name="Standard">There could be many different choices for how to represent an object using features.</text:p>
      <text:p text:style-name="Standard"><text:bookmark text:name="button-label-171"/>Play video starting at :11:26 and follow transcript11:26</text:p>
      <text:p text:style-name="Standard">So, for example, I showed you piece of fruit. </text:p>
      <text:p text:style-name="Standard"><text:soft-page-break/>Let's pick up a lemon. </text:p>
      <text:p text:style-name="Standard">A lemon has a shape, a width, a height, it also has mass, a taste and </text:p>
      <text:p text:style-name="Standard">I guess if you buy lemons in the store these days, </text:p>
      <text:p text:style-name="Standard">they also come with a handy bar code, that identifies the type of fruit that it is. </text:p>
      <text:p text:style-name="Standard">So there are lot's of different types of information we could gather about a thing </text:p>
      <text:p text:style-name="Standard">in a form that a computer could understand. </text:p>
      <text:p text:style-name="Standard">So this problem of trying to figure out how to represent an object for </text:p>
      <text:p text:style-name="Standard">machine learning algorithm it's a challenge and </text:p>
      <text:p text:style-name="Standard">it's known as feature engineering or feature extraction. </text:p>
      <text:p text:style-name="Standard">And we'll cover that in week four of the course.</text:p>
      <text:p text:style-name="Standard"><text:bookmark text:name="button-label-182"/>Play video starting at :12:10 and follow transcript12:10</text:p>
      <text:p text:style-name="Standard">The other key part of representing a machine learning problem is choosing </text:p>
      <text:p text:style-name="Standard">the type of classifier that's appropriate for the problem. </text:p>
      <text:p text:style-name="Standard">And we'll cover many different types of classifiers in this course. </text:p>
      <text:p text:style-name="Standard">They all have different trade-offs in terms of their accuracy, </text:p>
      <text:p text:style-name="Standard">their interpretability, and their speed, and so forth.</text:p>
      <text:p text:style-name="Standard"><text:bookmark text:name="button-label-187"/>Play video starting at :12:27 and follow transcript12:27</text:p>
      <text:p text:style-name="Standard">And we'll cover those in the second week of this course. </text:p>
      <text:p text:style-name="Standard">So often the process of addressing a machine learning task is a cycle. </text:p>
      <text:p text:style-name="Standard">It involves an iterative process, as I show here, </text:p>
      <text:p text:style-name="Standard">where we make an initial guess about what some good features are for the problem. </text:p>
      <text:p text:style-name="Standard">And the classifier that might be appropriate. </text:p>
      <text:p text:style-name="Standard">We then train the system using our training data. </text:p>
      <text:p text:style-name="Standard">Produce an evaluation, see how well the classifier works and then based on what </text:p>
      <text:p text:style-name="Standard">worked and what didn't work which examples get classified correctly or incorrectly we </text:p>
      <text:p text:style-name="Standard">can do a failure analysis to see where the system is still making mistakes. </text:p>
      <text:p text:style-name="Standard">And then with the results of that failure analysis, </text:p>
      <text:p text:style-name="Standard">we typically will always refine the set of feature. </text:p>
      <text:p text:style-name="Standard">We may discover that important feature is missing that would help fix some of </text:p>
      <text:p text:style-name="Standard">the mistakes for example.</text:p>
      <text:p text:style-name="Standard"><text:bookmark text:name="button-label-200"/>Play video starting at :13:19 and follow transcript13:19</text:p>
      <text:p text:style-name="Standard">So, in my experience, this iterative process is very common in fact, </text:p>
      <text:p text:style-name="Standard">it's very typical of solving problems with machine learning. </text:p>
      <text:p text:style-name="Standard">Typically, you might want to go through this cycle several times, </text:p>
      <text:p text:style-name="Standard">to continually refine the features, and assess their effect on accuracy. </text:p>
      <text:p text:style-name="Standard">Or, try different types of classifiers, based on the evaluation method that </text:p>
      <text:p text:style-name="Standard">you've chosen in order to determine if you have the right approach for your problem.</text:p>
      <text:p text:style-name="Standard"/>
      <text:p text:style-name="Standard">Okay, now that we've covered a little bit of background on what machine </text:p>
      <text:p text:style-name="Standard">learning is and some of the major types of machine learning problems, there's nothing </text:p>
      <text:p text:style-name="Standard">like getting started with our own machine learning application in Python. </text:p>
      <text:p text:style-name="Standard">And we're going to get started on that right now. </text:p>
      <text:p text:style-name="Standard">So to do that, we're going to make use of several important Python libraries that </text:p>
      <text:p text:style-name="Standard">will support our work. </text:p>
      <text:p text:style-name="Standard">These include scikit-learn, SciPy, NumPy, pandas, and matplotlib.</text:p>
      <text:p text:style-name="Standard"><text:bookmark text:name="button-label-82"/>Play video starting at ::36 and follow transcript0:36</text:p>
      <text:p text:style-name="Standard">We recommend installing all of these using the Anaconda Python distribution </text:p>
      <text:p text:style-name="Standard">since it comes with all the libraries we'll need in this part of the course.</text:p>
      <text:p text:style-name="Standard"><text:bookmark text:name="button-label-10"/>Play video starting at ::45 and follow transcript0:45</text:p>
      <text:p text:style-name="Standard">If you have some other existing Python installation, you can </text:p>
      <text:p text:style-name="Standard">install the libraries we'll be using from the command line using pip, like this.</text:p>
      <text:p text:style-name="Standard"><text:bookmark text:name="button-label-12"/>Play video starting at ::54 and follow transcript0:54</text:p>
      <text:p text:style-name="Standard"><text:soft-page-break/>The most important library we'll be using for </text:p>
      <text:p text:style-name="Standard">machine learning is called scikit-learn. </text:p>
      <text:p text:style-name="Standard">Scikit-learn is the most widely used Python library for machine learning and </text:p>
      <text:p text:style-name="Standard">it will be the basis for this course.</text:p>
      <text:p text:style-name="Standard"><text:bookmark text:name="button-label-16"/>Play video starting at :1:7 and follow transcript1:07</text:p>
      <text:p text:style-name="Standard">It's an open source project that's under continual development and improvement, </text:p>
      <text:p text:style-name="Standard">and supports a very wide array of important machine learning algorithms. </text:p>
      <text:p text:style-name="Standard">It has excellent online documentation and a very active user community.</text:p>
      <text:p text:style-name="Standard"><text:bookmark text:name="button-label-19"/>Play video starting at :1:21 and follow transcript1:21</text:p>
      <text:p text:style-name="Standard">Because of this broad adoption, scikit-learn has many sample applications, </text:p>
      <text:p text:style-name="Standard">tutorials, and code examples that are available online.</text:p>
      <text:p text:style-name="Standard"><text:bookmark text:name="button-label-21"/>Play video starting at :1:29 and follow transcript1:29</text:p>
      <text:p text:style-name="Standard">So one valuable reference that we recommend you use while you take this </text:p>
      <text:p text:style-name="Standard">course is the scikit-learn User Guide and the API documentation which </text:p>
      <text:p text:style-name="Standard">contains further details on the different algorithms that are in the library, </text:p>
      <text:p text:style-name="Standard">along with details on the various options that these algorithms support.</text:p>
      <text:p text:style-name="Standard"><text:bookmark text:name="button-label-25"/>Play video starting at :1:50 and follow transcript1:50</text:p>
      <text:p text:style-name="Standard">Scikit-learn makes use of two other </text:p>
      <text:p text:style-name="Standard">Python scientific computing libraries called SciPy and NumPy.</text:p>
      <text:p text:style-name="Standard"><text:bookmark text:name="button-label-271"/>Play video starting at :1:59 and follow transcript1:59</text:p>
      <text:p text:style-name="Standard">SciPy is a Python library that supports data manipulation and </text:p>
      <text:p text:style-name="Standard">analysis methods that are commonly used in scientific computing. </text:p>
      <text:p text:style-name="Standard">So this includes support for statistical distributions, optimization of functions, </text:p>
      <text:p text:style-name="Standard">linear algebra, and a variety of specialized mathematical functions.</text:p>
      <text:p text:style-name="Standard"><text:bookmark text:name="button-label-31"/>Play video starting at :2:19 and follow transcript2:19</text:p>
      <text:p text:style-name="Standard">In some parts of this course, we'll make use of SciPy's ability to </text:p>
      <text:p text:style-name="Standard">provide what are called sparse matrices, which are a way to store large </text:p>
      <text:p text:style-name="Standard">tables that contain mostly zeros, so more on that later. </text:p>
      <text:p text:style-name="Standard">NumPy is a Python library for scientific computing that contains support for </text:p>
      <text:p text:style-name="Standard">some fundamental data structures used by scikit-learn, </text:p>
      <text:p text:style-name="Standard">such as multi-dimensional arrays. </text:p>
      <text:p text:style-name="Standard">Typically, data that's input to scikit-learn will be in the form of </text:p>
      <text:p text:style-name="Standard">a NumPy array.</text:p>
      <text:p text:style-name="Standard"><text:bookmark text:name="button-label-391"/>Play video starting at :2:49 and follow transcript2:49</text:p>
      <text:p text:style-name="Standard">Pandas is a Python library for data manipulation and analysis. </text:p>
      <text:p text:style-name="Standard">And if you took course one in this series, </text:p>
      <text:p text:style-name="Standard">you've already had experience with what pandas can do.</text:p>
      <text:p text:style-name="Standard"><text:bookmark text:name="button-label-42"/>Play video starting at :3: and follow transcript3:00</text:p>
      <text:p text:style-name="Standard">The key data structure pandas supports that we'll be using is called a DataFrame, </text:p>
      <text:p text:style-name="Standard">which is basically like a spreadsheet table with rows and named columns.</text:p>
      <text:p text:style-name="Standard"><text:bookmark text:name="button-label-44"/>Play video starting at :3:10 and follow transcript3:10</text:p>
      <text:p text:style-name="Standard">So unlike the arrays supported by NumPy, </text:p>
      <text:p text:style-name="Standard">the columns in a DataFrame can be of all different types. </text:p>
      <text:p text:style-name="Standard">You can have one column holding string values, another column holding a date, </text:p>
      <text:p text:style-name="Standard">another column holding a floating point number and so on.</text:p>
      <text:p text:style-name="Standard"><text:bookmark text:name="button-label-48"/>Play video starting at :3:24 and follow transcript3:24</text:p>
      <text:p text:style-name="Standard">Pandas also has great support for reading and writing data in a variety of formats, </text:p>
      <text:p text:style-name="Standard">everything from comma separated CSV files to SQL, </text:p>
      <text:p text:style-name="Standard">the Structured Query Language used by databases and more.</text:p>
      <text:p text:style-name="Standard"><text:bookmark text:name="button-label-51"/>Play video starting at :3:38 and follow transcript3:38</text:p>
      <text:p text:style-name="Standard">Matplotlib is a widely used Python 2D plotting library </text:p>
      <text:p text:style-name="Standard">that produces high quality figures in a variety of formats and </text:p>
      <text:p text:style-name="Standard"><text:soft-page-break/>interactive environments across platforms.</text:p>
      <text:p text:style-name="Standard"><text:bookmark text:name="button-label-54"/>Play video starting at :3:50 and follow transcript3:50</text:p>
      <text:p text:style-name="Standard">Matplotlib can be used in Python scripts, the Python and </text:p>
      <text:p text:style-name="Standard">iPython shell, web application servers, and </text:p>
      <text:p text:style-name="Standard">a variety of different graphical user interface toolkits.</text:p>
      <text:p text:style-name="Standard"><text:bookmark text:name="button-label-57"/>Play video starting at :4:1 and follow transcript4:01</text:p>
      <text:p text:style-name="Standard">If you've taken course two in this data science series, </text:p>
      <text:p text:style-name="Standard">you'll already have some experience with using matplotlib.</text:p>
      <text:p text:style-name="Standard"><text:bookmark text:name="button-label-59"/>Play video starting at :4:8 and follow transcript4:08</text:p>
      <text:p text:style-name="Standard">Here, we'll primarily be using matplotlib.pyplot for </text:p>
      <text:p text:style-name="Standard">data analysis since it can create histograms, bar charts, </text:p>
      <text:p text:style-name="Standard">error charts, scatter plots, and so forth with just a few lines of code. </text:p>
      <text:p text:style-name="Standard">So, for reference, this course will be using the following </text:p>
      <text:p text:style-name="Standard">versions of these libraries as shown on the slide.</text:p>
      <text:p text:style-name="Standard"><text:bookmark text:name="button-label-64"/>Play video starting at :4:27 and follow transcript4:27</text:p>
      <text:p text:style-name="Standard">It's okay if your versions don't match our versions exactly, as long as the version </text:p>
      <text:p text:style-name="Standard">of scikit-learn you're using is the same or later than the one we've shown here.</text:p>
      <text:p text:style-name="Standard"/>
      <text:p text:style-name="Standard"/>
      <text:p text:style-name="Standard">For our first machine learning exploration, </text:p>
      <text:p text:style-name="Standard">we're going to build an extremely simple form of object recognition system.</text:p>
      <text:p text:style-name="Standard"><text:bookmark text:name="button-label-3"/>Play video starting at ::17 and follow transcript0:17</text:p>
      <text:p text:style-name="Standard">Now although the example we'll use is very simple, it does reflect many of the same </text:p>
      <text:p text:style-name="Standard">key machine learning concepts that go into building real world commercial systems. </text:p>
      <text:p text:style-name="Standard">The dataset we're going to use is a small, very simple, </text:p>
      <text:p text:style-name="Standard">example dataset derived from one originally created by Dr. </text:p>
      <text:p text:style-name="Standard">Iain Murray at the University of Edinburgh for the task of </text:p>
      <text:p text:style-name="Standard">training a classifier to distinguish between different types of fruit.</text:p>
      <text:p text:style-name="Standard"><text:bookmark text:name="button-label-9"/>Play video starting at ::46 and follow transcript0:46</text:p>
      <text:p text:style-name="Standard">So to create the original dataset, Dr. </text:p>
      <text:p text:style-name="Standard">Murray went to a nearby store, bought a few dozen oranges, lemons, and </text:p>
      <text:p text:style-name="Standard">apples of different varieties, and recorded their measurements in a table. </text:p>
      <text:p text:style-name="Standard">So he sat down and he looked at the height and </text:p>
      <text:p text:style-name="Standard">the width, estimated their mass, and so forth.</text:p>
      <text:p text:style-name="Standard"><text:bookmark text:name="button-label-141"/>Play video starting at :1:6 and follow transcript1:06</text:p>
      <text:p text:style-name="Standard">So, we've formatted his original data slightly and added one or </text:p>
      <text:p text:style-name="Standard">two extra simulated features such as a color score for instructional purposes. </text:p>
      <text:p text:style-name="Standard">This dataset is called fruit_data_with_colors.txt. </text:p>
      <text:p text:style-name="Standard">And it's included in the folder of materials that you downloaded for </text:p>
      <text:p text:style-name="Standard">this course.</text:p>
      <text:p text:style-name="Standard"><text:bookmark text:name="button-label-191"/>Play video starting at :1:26 and follow transcript1:26</text:p>
      <text:p text:style-name="Standard">Now you might think that fruit prediction is a sort of silly and </text:p>
      <text:p text:style-name="Standard">impractical scenario. </text:p>
      <text:p text:style-name="Standard">And given the limited nature of this dataset, it is a bit of a toy example. </text:p>
      <text:p text:style-name="Standard">But actually, food companies do indeed now rely on machine learning systems </text:p>
      <text:p text:style-name="Standard">that aren't all that different in concept from the ones we're about to build, so </text:p>
      <text:p text:style-name="Standard">they can do automated quality control. </text:p>
      <text:p text:style-name="Standard">And in fact, there do exist for example, real systems used by</text:p>
      <text:p text:style-name="Standard"><text:bookmark text:name="button-label-26"/>Play video starting at :1:51 and follow transcript1:51</text:p>
      <text:p text:style-name="Standard">fruit shipping companies that screen for rotten oranges during processing. </text:p>
      <text:p text:style-name="Standard">Now the features that they use in building these systems are a little more </text:p>
      <text:p text:style-name="Standard">sophisticated than the ones we'll look at here. </text:p>
      <text:p text:style-name="Standard"><text:soft-page-break/>So for example, quality control systems for</text:p>
      <text:p text:style-name="Standard"><text:bookmark text:name="button-label-30"/>Play video starting at :2:11 and follow transcript2:11</text:p>
      <text:p text:style-name="Standard">rotten orange detection use ultraviolet light that can detect interior decay, </text:p>
      <text:p text:style-name="Standard">which is often less visible than just by looking on the surface. </text:p>
      <text:p text:style-name="Standard">Anyway, to solve machine learning problems, </text:p>
      <text:p text:style-name="Standard">you can thing of the input data as a table. </text:p>
      <text:p text:style-name="Standard">Where each object, so in our case a piece of fruit, is represented by a row, </text:p>
      <text:p text:style-name="Standard">and the attributes of the object, the measurement, the color, the size, and so </text:p>
      <text:p text:style-name="Standard">forth in our case for a piece of fruit, the features of the fruit are represented </text:p>
      <text:p text:style-name="Standard">by the values that you see across the columns.</text:p>
      <text:p text:style-name="Standard"><text:bookmark text:name="button-label-38"/>Play video starting at :2:45 and follow transcript2:45</text:p>
      <text:p text:style-name="Standard">In a supervised learning problem, the dataset will also typically contain </text:p>
      <text:p text:style-name="Standard">a special column with the label of the object, </text:p>
      <text:p text:style-name="Standard">if the dataset does not have such a field already.</text:p>
      <text:p text:style-name="Standard"><text:bookmark text:name="button-label-41"/>Play video starting at :2:58 and follow transcript2:58</text:p>
      <text:p text:style-name="Standard">Sometimes you can derive it from information that's in one or more columns.</text:p>
      <text:p text:style-name="Standard"><text:bookmark text:name="button-label-421"/>Play video starting at :3:5 and follow transcript3:05</text:p>
      <text:p text:style-name="Standard">So, to make sure you're ready to continue, make sure you've run the following code </text:p>
      <text:p text:style-name="Standard">snippet that loads the proper libraries we're going to need to proceed. </text:p>
      <text:p text:style-name="Standard">And we'll show those here now.</text:p>
      <text:p text:style-name="Standard"><text:bookmark text:name="button-label-45"/>Play video starting at :3:41 and follow transcript3:41</text:p>
      <text:p text:style-name="Standard">So the first thing we are going to do is to load the fruit dataset </text:p>
      <text:p text:style-name="Standard">file using the very handy read table command in pandas. </text:p>
      <text:p text:style-name="Standard">Now, this will read the dataset from disk, and </text:p>
      <text:p text:style-name="Standard">store it into a data frame variable that we'll call fruits here.</text:p>
      <text:p text:style-name="Standard"><text:bookmark text:name="button-label-49"/>Play video starting at :4:1 and follow transcript4:01</text:p>
      <text:p text:style-name="Standard">Okay, let's look at this dataset and dump out the first few rows of the data frame.</text:p>
      <text:p text:style-name="Standard"><text:bookmark text:name="button-label-501"/>Play video starting at :4:8 and follow transcript4:08</text:p>
      <text:p text:style-name="Standard">So, here we can see that each row of the dataset represents one piece of fruit </text:p>
      <text:p text:style-name="Standard">as represented by several features that are in the table's columns. </text:p>
      <text:p text:style-name="Standard">So, in order, the columns that we see are fruit label. </text:p>
      <text:p text:style-name="Standard">So this is the training label that we used. </text:p>
      <text:p text:style-name="Standard">It's a number that corresponds to the general type of fruit. </text:p>
      <text:p text:style-name="Standard">So for example, one is an apple, two is a mandarin orange, </text:p>
      <text:p text:style-name="Standard">three is a regular orange, and so forth.</text:p>
      <text:p text:style-name="Standard"><text:bookmark text:name="button-label-571"/>Play video starting at :4:34 and follow transcript4:34</text:p>
      <text:p text:style-name="Standard">So this label was supplied by the human creator of the dataset.</text:p>
      <text:p text:style-name="Standard"><text:bookmark text:name="button-label-58"/>Play video starting at :4:39 and follow transcript4:39</text:p>
      <text:p text:style-name="Standard">The fruit name and fruit subtype columns </text:p>
      <text:p text:style-name="Standard">contain text descriptions of the general and specific fruit categories.</text:p>
      <text:p text:style-name="Standard"><text:bookmark text:name="button-label-60"/>Play video starting at :4:48 and follow transcript4:48</text:p>
      <text:p text:style-name="Standard">And the fruit name corresponds, </text:p>
      <text:p text:style-name="Standard">it's a text form of the corresponding fruit label in the same row.</text:p>
      <text:p text:style-name="Standard"><text:bookmark text:name="button-label-62"/>Play video starting at :4:56 and follow transcript4:56</text:p>
      <text:p text:style-name="Standard">Now, we won't be using these name columns as features. </text:p>
      <text:p text:style-name="Standard">I've just included them here to make the dataset a bit more readable for </text:p>
      <text:p text:style-name="Standard">our purposes.</text:p>
      <text:p text:style-name="Standard"><text:bookmark text:name="button-label-65"/>Play video starting at :5:5 and follow transcript5:05</text:p>
      <text:p text:style-name="Standard">After that, the features in this representation include measurements for </text:p>
      <text:p text:style-name="Standard">each fruit that capture its mass in grams and its width and height in centimeters.</text:p>
      <text:p text:style-name="Standard"><text:bookmark text:name="button-label-67"/>Play video starting at :5:18 and follow transcript5:18</text:p>
      <text:p text:style-name="Standard">And finally, there's a feature stored in a column called color score that's </text:p>
      <text:p text:style-name="Standard"><text:soft-page-break/>meant to be a single number that captures a rough idea of the color of the fruit. </text:p>
      <text:p text:style-name="Standard">So in a real system, this would actually be something more sophisticated, </text:p>
      <text:p text:style-name="Standard">like a histogram of the distribution of colors, or </text:p>
      <text:p text:style-name="Standard">maybe the pixels from an actual image or video of the fruit. </text:p>
      <text:p text:style-name="Standard">But for our purposes, we're going to just summarize the color along </text:p>
      <text:p text:style-name="Standard">a spectrum scale that'll </text:p>
      <text:p text:style-name="Standard">be a handy summary that we can use that will just be easy to visualize. </text:p>
      <text:p text:style-name="Standard">So scores close to one mean the fruit is red. </text:p>
      <text:p text:style-name="Standard">Scores around 0.7 indicate yellow, and so forth.</text:p>
      <text:p text:style-name="Standard"><text:bookmark text:name="button-label-77"/>Play video starting at :6:3 and follow transcript6:03</text:p>
      <text:p text:style-name="Standard">So, looking at this data frame, we can see that it contains 59 rows corresponding </text:p>
      <text:p text:style-name="Standard">to 59 different pieces of fruit that have been measured and entered into the table. </text:p>
      <text:p text:style-name="Standard">So our goal here is to build a classifier from this data </text:p>
      <text:p text:style-name="Standard">that can predict the correct type of fruit for any given</text:p>
      <text:p text:style-name="Standard"><text:bookmark text:name="button-label-811"/>Play video starting at :6:25 and follow transcript6:25</text:p>
      <text:p text:style-name="Standard">observation of its features such as mass, height, width, and color score. </text:p>
      <text:p text:style-name="Standard">So for example, can we tell based on the color score and the dimensions, </text:p>
      <text:p text:style-name="Standard">the difference between an orange and a lemon and have the classifier predict </text:p>
      <text:p text:style-name="Standard">the type of piece of fruit correctly just from its observed measurements?</text:p>
      <text:p text:style-name="Standard"><text:bookmark text:name="button-label-85"/>Play video starting at :6:46 and follow transcript6:46</text:p>
      <text:p text:style-name="Standard">Now, assuming for the moment that we already we had a classifier ready to go, </text:p>
      <text:p text:style-name="Standard">how would we know if its predictions were likely to be accurate?</text:p>
      <text:p text:style-name="Standard"><text:bookmark text:name="button-label-87"/>Play video starting at :6:55 and follow transcript6:55</text:p>
      <text:p text:style-name="Standard">Well, we could choose a fruit sample, called a test sample, for </text:p>
      <text:p text:style-name="Standard">which we already had a label. </text:p>
      <text:p text:style-name="Standard">So we could feed the features of that piece of fruit into the classifier, and </text:p>
      <text:p text:style-name="Standard">then compare the label that the classifier predicts </text:p>
      <text:p text:style-name="Standard">with the actual true label of the fruit type. </text:p>
      <text:p text:style-name="Standard">So, here's a very important point though, if we use one of our labeled </text:p>
      <text:p text:style-name="Standard">fruit examples in the data that we use to train the classifier, we can't also use </text:p>
      <text:p text:style-name="Standard">that same fruit sample later as a test sample to also evaluate the classifier.</text:p>
      <text:p text:style-name="Standard"><text:bookmark text:name="button-label-95"/>Play video starting at :7:30 and follow transcript7:30</text:p>
      <text:p text:style-name="Standard">Why is that? </text:p>
      <text:p text:style-name="Standard">Well, a key ability that our classifier needs to have is that it needs to work </text:p>
      <text:p text:style-name="Standard">well on any input sample, any new pieces of fruit that we might see in the future, </text:p>
      <text:p text:style-name="Standard">not just on the ones that we have on our training set.</text:p>
      <text:p text:style-name="Standard"><text:bookmark text:name="button-label-99"/>Play video starting at :7:46 and follow transcript7:46</text:p>
      <text:p text:style-name="Standard">Because our classifier could simply memorize every sample in the training set, </text:p>
      <text:p text:style-name="Standard">it'd be pretty trivial to just give back the correct label for </text:p>
      <text:p text:style-name="Standard">any one of the same samples later, right? </text:p>
      <text:p text:style-name="Standard">So, measuring the classifier's performance later using the same samples that </text:p>
      <text:p text:style-name="Standard">we've used to train it in the first place doesn't tell us anything about </text:p>
      <text:p text:style-name="Standard">how well the classifier is likely to work for a fruit that we haven't seen before. </text:p>
      <text:p text:style-name="Standard">It will only tell us what we already know about what's in the training set.</text:p>
      <text:p text:style-name="Standard"><text:bookmark text:name="button-label-106"/>Play video starting at :8:18 and follow transcript8:18</text:p>
      <text:p text:style-name="Standard">So since our only source of labeled data is the dataset we've been given,</text:p>
      <text:p text:style-name="Standard"><text:bookmark text:name="button-label-107"/>Play video starting at :8:23 and follow transcript8:23</text:p>
      <text:p text:style-name="Standard">to estimate how well the classifier will do on future samples,</text:p>
      <text:p text:style-name="Standard"><text:bookmark text:name="button-label-108"/>Play video starting at :8:29 and follow transcript8:29</text:p>
      <text:p text:style-name="Standard">what we'll do is split the original dataset into two parts. </text:p>
      <text:p text:style-name="Standard">We'll have an array of labeled samples called the training set </text:p>
      <text:p text:style-name="Standard">that will be used to train the classifier. </text:p>
      <text:p text:style-name="Standard"><text:soft-page-break/>And then we'll hold out the remaining labeled samples and </text:p>
      <text:p text:style-name="Standard">put them into a second separate array called the test set </text:p>
      <text:p text:style-name="Standard">that will be used to then evaluate the trained classifier.</text:p>
      <text:p text:style-name="Standard"><text:bookmark text:name="button-label-114"/>Play video starting at :8:52 and follow transcript8:52</text:p>
      <text:p text:style-name="Standard">So to create training and test sets from a input dataset, </text:p>
      <text:p text:style-name="Standard">Scikit-learn provides a handy function that will do this split for us, </text:p>
      <text:p text:style-name="Standard">called, not surprisingly, train test split. </text:p>
      <text:p text:style-name="Standard">And here's an example of how we're going to use it.</text:p>
      <text:p text:style-name="Standard"><text:bookmark text:name="button-label-1181"/>Play video starting at :9:8 and follow transcript9:08</text:p>
      <text:p text:style-name="Standard">This function randomly shuffles the dataset and </text:p>
      <text:p text:style-name="Standard">splits off a certain percentage of the input samples for use as a training set, </text:p>
      <text:p text:style-name="Standard">and then puts the remaining samples into a different variable for use as a test set. </text:p>
      <text:p text:style-name="Standard">So in this example, we're using a 75-25% split of training versus test data. </text:p>
      <text:p text:style-name="Standard">And that's a pretty standard relative split that's used. </text:p>
      <text:p text:style-name="Standard">It's a good rule of thumb to use in deciding what proportion of training </text:p>
      <text:p text:style-name="Standard">versus test might be helpful.</text:p>
      <text:p text:style-name="Standard"><text:bookmark text:name="button-label-125"/>Play video starting at :9:39 and follow transcript9:39</text:p>
      <text:p text:style-name="Standard">As a reminder, when we're using Scikit-learn, </text:p>
      <text:p text:style-name="Standard">we'll denote the data that we have using different flavors of the variable X, </text:p>
      <text:p text:style-name="Standard">capital X, which is typically a two dimensional array or data frame.</text:p>
      <text:p text:style-name="Standard"><text:bookmark text:name="button-label-128"/>Play video starting at :9:53 and follow transcript9:53</text:p>
      <text:p text:style-name="Standard">And the notation we'll use for labels will be typically based on lowercase y, </text:p>
      <text:p text:style-name="Standard">which is usually a one dimensional array, or a scalar.</text:p>
      <text:p text:style-name="Standard"><text:bookmark text:name="button-label-130"/>Play video starting at :10:4 and follow transcript10:04</text:p>
      <text:p text:style-name="Standard">Now, note the use of the random state parameter in </text:p>
      <text:p text:style-name="Standard">the train_test_split function. </text:p>
      <text:p text:style-name="Standard">So this random state parameter provides a seed value to the function's internal </text:p>
      <text:p text:style-name="Standard">random number generator.</text:p>
      <text:p text:style-name="Standard"><text:bookmark text:name="button-label-134"/>Play video starting at :10:18 and follow transcript10:18</text:p>
      <text:p text:style-name="Standard">If we choose different values for that seed value, </text:p>
      <text:p text:style-name="Standard">that will result in different randomized splits for training and test. </text:p>
      <text:p text:style-name="Standard">So, if we want to get the same training and test split each time, </text:p>
      <text:p text:style-name="Standard">we just make sure to pass in the same value of the random state parameter. </text:p>
      <text:p text:style-name="Standard">And so here, we're going to set that parameter to zero for all our examples.</text:p>
      <text:p text:style-name="Standard"><text:bookmark text:name="button-label-139"/>Play video starting at :10:39 and follow transcript10:39</text:p>
      <text:p text:style-name="Standard">The training test split function will put the training set here into X_train, </text:p>
      <text:p text:style-name="Standard">the test set into X_test, the training labels into y_train, </text:p>
      <text:p text:style-name="Standard">and the test labels into y_test. </text:p>
      <text:p text:style-name="Standard">So this is a 75-25 partitioning of the original data into these two parts.</text:p>
      <text:p text:style-name="Standard"><text:bookmark text:name="button-label-143"/>Play video starting at :10:59 and follow transcript10:59</text:p>
      <text:p text:style-name="Standard">And this is the variable naming convention we'll use for </text:p>
      <text:p text:style-name="Standard">pretty much all of our coding.</text:p>
      <text:p text:style-name="Standard"><text:bookmark text:name="button-label-145"/>Play video starting at :11:4 and follow transcript11:04</text:p>
      <text:p text:style-name="Standard">We'll put the rows of the data without the label, </text:p>
      <text:p text:style-name="Standard">the training instances into this capital X variable, and </text:p>
      <text:p text:style-name="Standard">the list of corresponding labels for those rows into a variable called lowercase y.</text:p>
      <text:p text:style-name="Standard"><text:bookmark text:name="button-label-148"/>Play video starting at :11:18 and follow transcript11:18</text:p>
      <text:p text:style-name="Standard">When using the training set and the test set, we'll then </text:p>
      <text:p text:style-name="Standard">use X_train that holds the training instances to train the classifier,</text:p>
      <text:p text:style-name="Standard"><text:bookmark text:name="button-label-150"/>Play video starting at :11:28 and follow transcript11:28</text:p>
      <text:p text:style-name="Standard">and X_test to evaluate the classifier after it's been trained.</text:p>
      <text:p text:style-name="Standard"><text:bookmark text:name="button-label-151"/>Play video starting at :11:34 and follow transcript11:34</text:p>
      <text:p text:style-name="Standard"><text:soft-page-break/>And we're going to show a short snippet of code here now that illustrates </text:p>
      <text:p text:style-name="Standard">how to do that. </text:p>
      <text:p text:style-name="Standard">So here we can see the results of the function, applying this train_test_split </text:p>
      <text:p text:style-name="Standard">function, you can see that it has indeed split our fruit dataset into training and </text:p>
      <text:p text:style-name="Standard">test sets with the correct proportion of samples.</text:p>
      <text:p text:style-name="Standard"><text:bookmark text:name="button-label-156"/>Play video starting at :11:55 and follow transcript11:55</text:p>
      <text:p text:style-name="Standard">Now that we have a training and a test set, we're ready for the next step.</text:p>
      <text:p text:style-name="Standard"><text:bookmark text:name="button-label-157"/>Play video starting at :12:1 and follow transcript12:01</text:p>
      <text:p text:style-name="Standard">And we'll look now into more depth at the data itself before </text:p>
      <text:p text:style-name="Standard">we proceed with giving it to a machine learning algorith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2T08:12:12.381676429</meta:creation-date>
    <dc:date>2021-04-02T11:35:14.573445464</dc:date>
    <meta:editing-duration>PT3H12M50S</meta:editing-duration>
    <meta:editing-cycles>3</meta:editing-cycles>
    <meta:generator>LibreOffice/6.0.7.3$Linux_X86_64 LibreOffice_project/00m0$Build-3</meta:generator>
    <meta:document-statistic meta:table-count="0" meta:image-count="0" meta:object-count="0" meta:page-count="14" meta:paragraph-count="590" meta:word-count="7287" meta:character-count="43404" meta:non-whitespace-character-count="36373"/>
  </office:meta>
</office:document-meta>
</file>